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0693in" fo:margin-bottom="0.1665in"/>
    </style:style>
    <style:style style:name="P2" style:family="paragraph" style:parent-style-name="Normal_20__28_Web_29_" style:master-page-name="Standard">
      <style:paragraph-properties fo:margin-top="0.0693in" fo:margin-bottom="0.1665in" style:page-number="auto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Übungsaufgabe Netzwerk 2</text:span><text:bookmark text:name="Bookmark"/><text:span text:style-name="T2"><text:line-break/><text:line-break/></text:span></text:p>
      <text:p text:style-name="P1"><text:span text:style-name="T1">Ihre Chefin bittet Sie sie zum Kundengespräch zu begleiten. Der Kunde ist die bereits bekannte Anwaltskanzlei mit 30 Mitarbeitern. <text:line-break/>Die Kanzlei hatte einen prominenten Mandanten und plant eine Pressekonferenz. Es werden insgesamt etwa 100 Menschen anwesend sein. <text:line-break/>Die Anwälte möchten von Ihnen wissen, wie die Gäste live von der Konferenz berichten können, und ob ein Video-Livestream ins Internet bei dem Anschluss möglich ist. <text:line-break/><text:line-break/>Wie würden Sie ein solches Netzwerk aufbauen?</text:span></text:p>
      <text:p text:style-name="P1"><text:span text:style-name="T1">Als LAN oder WLAN?<text:line-break/><text:line-break/>Brauchen sie weitere Hardware?<text:line-break/><text:line-break/>Was würden Sie empfehlen?<text:line-break/><text:line-break/>Mit welchen Schwierigkeiten rechnen Sie und wie bereiten Sie sich darauf vor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827in" fo:line-height="100%"/>
      <style:text-properties style:font-name="Times New Roman" fo:font-size="12pt" style:font-name-asian="Times New Roman1" style:font-size-asian="12pt" style:language-asian="de" style:country-asian="DE" style:font-name-complex="Times New Roman1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fo:font-size="20pt" style:font-size-asian="2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-Benutzer</meta:initial-creator>
    <meta:editing-cycles>3</meta:editing-cycles>
    <meta:print-date>2019-04-15T05:37:00</meta:print-date>
    <meta:creation-date>2019-12-13T06:27:00</meta:creation-date>
    <dc:date>2020-05-14T09:39:49.46</dc:date>
    <meta:editing-duration>P0D</meta:editing-duration>
    <meta:generator>OpenOffice/4.1.7$Win32 OpenOffice.org_project/417m1$Build-9800</meta:generator>
    <meta:document-statistic meta:table-count="0" meta:image-count="0" meta:object-count="0" meta:page-count="1" meta:paragraph-count="3" meta:word-count="97" meta:character-count="658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